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a166" officeooo:paragraph-rsid="0001a166"/>
    </style:style>
    <style:style style:name="P2" style:family="paragraph" style:parent-style-name="Standard">
      <style:text-properties officeooo:rsid="0001a585" officeooo:paragraph-rsid="0001a585"/>
    </style:style>
    <style:style style:name="P3" style:family="paragraph" style:parent-style-name="Standard">
      <style:text-properties officeooo:rsid="0001a585" officeooo:paragraph-rsid="00046740"/>
    </style:style>
    <style:style style:name="P4" style:family="paragraph" style:parent-style-name="Standard">
      <style:text-properties officeooo:rsid="000405d8" officeooo:paragraph-rsid="000405d8"/>
    </style:style>
    <style:style style:name="P5" style:family="paragraph" style:parent-style-name="Standard">
      <style:text-properties officeooo:rsid="00046740" officeooo:paragraph-rsid="00046740"/>
    </style:style>
    <style:style style:name="P6" style:family="paragraph" style:parent-style-name="Standard">
      <style:text-properties style:text-underline-style="solid" style:text-underline-width="auto" style:text-underline-color="font-color" fo:font-weight="bold" officeooo:rsid="0001a166" officeooo:paragraph-rsid="0001a166" style:font-weight-asian="bold" style:font-weight-complex="bold"/>
    </style:style>
    <style:style style:name="P7" style:family="paragraph" style:parent-style-name="Standard">
      <style:text-properties officeooo:rsid="000d29f3" officeooo:paragraph-rsid="000d29f3"/>
    </style:style>
    <style:style style:name="P8" style:family="paragraph" style:parent-style-name="Standard">
      <style:text-properties fo:font-weight="bold" officeooo:rsid="000d29f3" officeooo:paragraph-rsid="000d29f3" style:font-weight-asian="bold" style:font-weight-complex="bold"/>
    </style:style>
    <style:style style:name="P9" style:family="paragraph" style:parent-style-name="Standard">
      <style:text-properties fo:font-weight="bold" officeooo:rsid="0001a585" officeooo:paragraph-rsid="000405d8" style:font-weight-asian="bold" style:font-weight-complex="bold"/>
    </style:style>
    <style:style style:name="P10" style:family="paragraph" style:parent-style-name="Standard">
      <style:text-properties fo:font-weight="bold" officeooo:rsid="001b7ba1" officeooo:paragraph-rsid="001b7ba1" style:font-weight-asian="bold" style:font-weight-complex="bold"/>
    </style:style>
    <style:style style:name="P11" style:family="paragraph" style:parent-style-name="Standard">
      <style:text-properties fo:font-weight="bold" officeooo:rsid="001c47eb" officeooo:paragraph-rsid="001c47eb" style:font-weight-asian="bold" style:font-weight-complex="bold"/>
    </style:style>
    <style:style style:name="P12" style:family="paragraph" style:parent-style-name="Standard">
      <style:text-properties fo:font-weight="normal" officeooo:rsid="001b7ba1" officeooo:paragraph-rsid="001b7ba1" style:font-weight-asian="normal" style:font-weight-complex="normal"/>
    </style:style>
    <style:style style:name="P13" style:family="paragraph" style:parent-style-name="Standard">
      <style:text-properties fo:font-weight="normal" officeooo:rsid="001b7ba1" officeooo:paragraph-rsid="001c47eb" style:font-weight-asian="normal" style:font-weight-complex="normal"/>
    </style:style>
    <style:style style:name="P14" style:family="paragraph" style:parent-style-name="Standard">
      <style:text-properties officeooo:rsid="001c47eb" officeooo:paragraph-rsid="001c47eb"/>
    </style:style>
    <style:style style:name="P15" style:family="paragraph" style:parent-style-name="Standard">
      <style:text-properties officeooo:rsid="001dd28c" officeooo:paragraph-rsid="001dd28c"/>
    </style:style>
    <style:style style:name="P16" style:family="paragraph" style:parent-style-name="Standard">
      <style:text-properties officeooo:rsid="001dd28c" officeooo:paragraph-rsid="001f804e"/>
    </style:style>
    <style:style style:name="P17" style:family="paragraph" style:parent-style-name="Standard">
      <style:text-properties officeooo:rsid="001f804e" officeooo:paragraph-rsid="001f804e"/>
    </style:style>
    <style:style style:name="P18" style:family="paragraph" style:parent-style-name="Standard">
      <style:text-properties officeooo:rsid="000a51c8" officeooo:paragraph-rsid="000a51c8"/>
    </style:style>
    <style:style style:name="P19" style:family="paragraph" style:parent-style-name="Standard">
      <style:text-properties officeooo:rsid="000a51c8" officeooo:paragraph-rsid="001f804e"/>
    </style:style>
    <style:style style:name="P20" style:family="paragraph" style:parent-style-name="Standard">
      <style:text-properties officeooo:rsid="0020e2cc" officeooo:paragraph-rsid="0020e2cc"/>
    </style:style>
    <style:style style:name="P21" style:family="paragraph" style:parent-style-name="Standard">
      <style:text-properties fo:font-weight="normal" officeooo:rsid="001c47eb" officeooo:paragraph-rsid="001c47eb" style:font-weight-asian="normal" style:font-weight-complex="normal"/>
    </style:style>
    <style:style style:name="P22" style:family="paragraph" style:parent-style-name="Standard">
      <style:text-properties fo:font-weight="normal" officeooo:rsid="001b7ba1" officeooo:paragraph-rsid="001b7ba1" style:font-weight-asian="normal" style:font-weight-complex="normal"/>
    </style:style>
    <style:style style:name="P23" style:family="paragraph" style:parent-style-name="Standard">
      <style:text-properties fo:font-weight="normal" officeooo:rsid="00279022" officeooo:paragraph-rsid="00279022" style:font-weight-asian="normal" style:font-weight-complex="normal"/>
    </style:style>
    <style:style style:name="P24" style:family="paragraph" style:parent-style-name="Standard">
      <style:text-properties fo:font-weight="bold" officeooo:rsid="000d29f3" officeooo:paragraph-rsid="001c47eb" style:font-weight-asian="bold" style:font-weight-complex="bold"/>
    </style:style>
    <style:style style:name="P25" style:family="paragraph">
      <style:paragraph-properties fo:text-align="center"/>
    </style:style>
    <style:style style:name="P26" style:family="paragraph">
      <style:text-properties style:text-position="-33% 58%"/>
    </style:style>
    <style:style style:name="P27" style:family="paragraph">
      <style:text-properties fo:font-size="12pt"/>
    </style:style>
    <style:style style:name="T1" style:family="text">
      <style:text-properties fo:font-weight="bold" style:font-weight-asian="bold" style:font-weight-complex="bold"/>
    </style:style>
    <style:style style:name="T2" style:family="text">
      <style:text-properties fo:font-weight="bold" officeooo:rsid="000405d8" style:font-weight-asian="bold" style:font-weight-complex="bold"/>
    </style:style>
    <style:style style:name="T3" style:family="text">
      <style:text-properties fo:font-weight="bold" officeooo:rsid="00046740" style:font-weight-asian="bold" style:font-weight-complex="bold"/>
    </style:style>
    <style:style style:name="T4" style:family="text">
      <style:text-properties officeooo:rsid="000405d8"/>
    </style:style>
    <style:style style:name="T5" style:family="text">
      <style:text-properties officeooo:rsid="00046740"/>
    </style:style>
    <style:style style:name="T6" style:family="text">
      <style:text-properties officeooo:rsid="0007e34d"/>
    </style:style>
    <style:style style:name="T7" style:family="text">
      <style:text-properties officeooo:rsid="000b5bcd"/>
    </style:style>
    <style:style style:name="T8" style:family="text">
      <style:text-properties officeooo:rsid="000fdd72"/>
    </style:style>
    <style:style style:name="T9" style:family="text">
      <style:text-properties officeooo:rsid="00169aba"/>
    </style:style>
    <style:style style:name="T10" style:family="text">
      <style:text-properties officeooo:rsid="001861d3"/>
    </style:style>
    <style:style style:name="T11" style:family="text">
      <style:text-properties officeooo:rsid="00195c34"/>
    </style:style>
    <style:style style:name="T12" style:family="text">
      <style:text-properties officeooo:rsid="001b7ba1"/>
    </style:style>
    <style:style style:name="T13" style:family="text">
      <style:text-properties officeooo:rsid="001c47eb"/>
    </style:style>
    <style:style style:name="T14" style:family="text">
      <style:text-properties officeooo:rsid="001dd28c"/>
    </style:style>
    <style:style style:name="T15" style:family="text">
      <style:text-properties officeooo:rsid="001f804e"/>
    </style:style>
    <style:style style:name="T16" style:family="text">
      <style:text-properties officeooo:rsid="0020e2cc"/>
    </style:style>
    <style:style style:name="T17" style:family="text">
      <style:text-properties officeooo:rsid="00243ea2"/>
    </style:style>
    <style:style style:name="T18" style:family="text">
      <style:text-properties officeooo:rsid="00261d6a"/>
    </style:style>
    <style:style style:name="T19" style:family="text">
      <style:text-properties officeooo:rsid="00270396"/>
    </style:style>
    <style:style style:name="T20" style:family="text">
      <style:text-properties officeooo:rsid="0027aa10"/>
    </style:style>
    <style:style style:name="T21" style:family="text">
      <style:text-properties officeooo:rsid="0029a27e"/>
    </style:style>
    <style:style style:name="T22" style:family="text">
      <style:text-properties officeooo:rsid="002c9971"/>
    </style:style>
    <style:style style:name="T23" style:family="text">
      <style:text-properties officeooo:rsid="002cc9c2"/>
    </style:style>
    <style:style style:name="T24" style:family="text">
      <style:text-properties officeooo:rsid="002e9b95"/>
    </style:style>
    <style:style style:name="T25" style:family="text">
      <style:text-properties officeooo:rsid="002f8c99"/>
    </style:style>
    <style:style style:name="T26" style:family="text">
      <style:text-properties officeooo:rsid="0030e769"/>
    </style:style>
    <style:style style:name="T27" style:family="text">
      <style:text-properties style:text-position="-33% 58%"/>
    </style:style>
    <style:style style:name="T28" style:family="text">
      <style:text-properties fo:font-size="12pt"/>
    </style:style>
    <style:style style:name="T29" style:family="text">
      <style:text-properties style:text-position="-33% 58%" fo:language="en" fo:country="US"/>
    </style:style>
    <style:style style:name="T30" style:family="text">
      <style:text-properties style:text-position="super 58%"/>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32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9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cfe7f5"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cccccc" draw:fill="solid" draw:fill-color="#000000" draw:textarea-horizontal-align="center" draw:textarea-vertical-align="middle"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cfe7f5"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1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16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37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of of Data</text:p>
      <text:p text:style-name="P1"/>
      <text:p text:style-name="P5">1. Personal Blockchain setup from an existing blockchain</text:p>
      <text:p text:style-name="P5"/>
      <text:p text:style-name="P5"><text:tab/>existing blockchain (secure via proof of work e.g. bitcoin or ethereum(pre mine<text:span text:style-name="T8">d</text:span>))</text:p>
      <text:p text:style-name="P5"><draw:rect text:anchor-type="paragraph" draw:z-index="29" draw:style-name="gr13" draw:text-style-name="P25" svg:width="0.776in" svg:height="0.235in" svg:x="0.3244in" svg:y="0.1256in"><text:p/></draw:rect><draw:rect text:anchor-type="paragraph" draw:z-index="30" draw:style-name="gr13" draw:text-style-name="P25" svg:width="0.776in" svg:height="0.235in" svg:x="1.1in" svg:y="0.1256in"><text:p/></draw:rect><draw:rect text:anchor-type="paragraph" draw:z-index="31" draw:style-name="gr13" draw:text-style-name="P25" svg:width="0.776in" svg:height="0.235in" svg:x="2.6516in" svg:y="0.1256in"><text:p/></draw:rect><draw:rect text:anchor-type="paragraph" draw:z-index="32" draw:style-name="gr13" draw:text-style-name="P25" svg:width="0.776in" svg:height="0.235in" svg:x="1.8756in" svg:y="0.1256in"><text:p/></draw:rect><draw:frame text:anchor-type="paragraph" draw:z-index="33" draw:style-name="gr14" svg:width="1.5051in" svg:height="0.2559in" svg:x="3.5638in" svg:y="0.1571in"><draw:text-box><text:p>Existing blockchain</text:p></draw:text-box></draw:frame></text:p>
      <text:p text:style-name="P5"/>
      <text:p text:style-name="P5"><draw:custom-shape text:anchor-type="paragraph" draw:z-index="34" draw:style-name="gr3" svg:width="0.2713in" svg:height="0.2606in" svg:x="2.0839in" svg:y="0.0236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draw:custom-shape text:anchor-type="paragraph" draw:z-index="35" draw:style-name="gr5" draw:text-style-name="P25" svg:width="0.615in" svg:height="0.2398in" svg:x="1.9752in" svg:y="0.0929in"><text:p/><draw:enhanced-geometry svg:viewBox="0 0 21600 21600" draw:type="rectangle" draw:enhanced-path="M 0 0 L 21600 0 21600 21600 0 21600 0 0 Z N"/></draw:custom-shape><draw:custom-shape text:anchor-type="paragraph" draw:z-index="36" draw:style-name="gr5" draw:text-style-name="P25" svg:width="0.615in" svg:height="0.2398in" svg:x="2.5898in" svg:y="0.0929in"><text:p/><draw:enhanced-geometry svg:viewBox="0 0 21600 21600" draw:type="rectangle" draw:enhanced-path="M 0 0 L 21600 0 21600 21600 0 21600 0 0 Z N"/></draw:custom-shape><draw:custom-shape text:anchor-type="paragraph" draw:z-index="37" draw:style-name="gr5" draw:text-style-name="P25" svg:width="0.615in" svg:height="0.2398in" svg:x="3.2043in" svg:y="0.0929in"><text:p/><draw:enhanced-geometry svg:viewBox="0 0 21600 21600" draw:type="rectangle" draw:enhanced-path="M 0 0 L 21600 0 21600 21600 0 21600 0 0 Z N"/></draw:custom-shape><draw:custom-shape text:anchor-type="paragraph" draw:z-index="38" draw:style-name="gr5" draw:text-style-name="P25" svg:width="0.615in" svg:height="0.2398in" svg:x="3.8189in" svg:y="0.0929in"><text:p/><draw:enhanced-geometry svg:viewBox="0 0 21600 21600" draw:type="rectangle" draw:enhanced-path="M 0 0 L 21600 0 21600 21600 0 21600 0 0 Z N"/></draw:custom-shape><draw:custom-shape text:anchor-type="paragraph" draw:z-index="39" draw:style-name="gr5" draw:text-style-name="P25" svg:width="0.615in" svg:height="0.2398in" svg:x="4.4335in" svg:y="0.0929in"><text:p/><draw:enhanced-geometry svg:viewBox="0 0 21600 21600" draw:type="rectangle" draw:enhanced-path="M 0 0 L 21600 0 21600 21600 0 21600 0 0 Z N"/></draw:custom-shape><draw:frame text:anchor-type="paragraph" draw:z-index="49" draw:style-name="gr14" svg:width="2.1976in" svg:height="0.2559in" svg:x="5.2047in" svg:y="0.0945in"><draw:text-box><text:p>e.g. Modus (science sidechain)</text:p></draw:text-box></draw:frame></text:p>
      <text:p text:style-name="P5"><draw:custom-shape text:anchor-type="paragraph" draw:z-index="40" draw:style-name="gr15" svg:width="0.2713in" svg:height="0.2606in" svg:x="2.7819in" svg:y="0.1772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
      <text:p text:style-name="P5"><draw:custom-shape text:anchor-type="paragraph" draw:z-index="41" draw:style-name="gr12" draw:text-style-name="P25" svg:width="0.3913in" svg:height="0.1461in" svg:x="2.7193in" svg:y="0.0528in"><text:p/><draw:enhanced-geometry svg:viewBox="0 0 21600 21600" draw:type="rectangle" draw:enhanced-path="M 0 0 L 21600 0 21600 21600 0 21600 0 0 Z N"/></draw:custom-shape><draw:custom-shape text:anchor-type="paragraph" draw:z-index="42" draw:style-name="gr12" draw:text-style-name="P25" svg:width="0.3913in" svg:height="0.1461in" svg:x="3.1102in" svg:y="0.0528in"><text:p/><draw:enhanced-geometry svg:viewBox="0 0 21600 21600" draw:type="rectangle" draw:enhanced-path="M 0 0 L 21600 0 21600 21600 0 21600 0 0 Z N"/></draw:custom-shape><draw:custom-shape text:anchor-type="paragraph" draw:z-index="43" draw:style-name="gr12" draw:text-style-name="P25" svg:width="0.3913in" svg:height="0.1461in" svg:x="3.5016in" svg:y="0.0528in"><text:p/><draw:enhanced-geometry svg:viewBox="0 0 21600 21600" draw:type="rectangle" draw:enhanced-path="M 0 0 L 21600 0 21600 21600 0 21600 0 0 Z N"/></draw:custom-shape><draw:custom-shape text:anchor-type="paragraph" draw:z-index="44" draw:style-name="gr12" draw:text-style-name="P25" svg:width="0.3913in" svg:height="0.1461in" svg:x="3.8925in" svg:y="0.0528in"><text:p/><draw:enhanced-geometry svg:viewBox="0 0 21600 21600" draw:type="rectangle" draw:enhanced-path="M 0 0 L 21600 0 21600 21600 0 21600 0 0 Z N"/></draw:custom-shape><draw:custom-shape text:anchor-type="paragraph" draw:z-index="45" draw:style-name="gr12" draw:text-style-name="P25" svg:width="0.3913in" svg:height="0.1461in" svg:x="4.2835in" svg:y="0.0528in"><text:p/><draw:enhanced-geometry svg:viewBox="0 0 21600 21600" draw:type="rectangle" draw:enhanced-path="M 0 0 L 21600 0 21600 21600 0 21600 0 0 Z N"/></draw:custom-shape><draw:custom-shape text:anchor-type="paragraph" draw:z-index="46" draw:style-name="gr12" draw:text-style-name="P25" svg:width="0.3913in" svg:height="0.1461in" svg:x="4.6744in" svg:y="0.0528in"><text:p/><draw:enhanced-geometry svg:viewBox="0 0 21600 21600" draw:type="rectangle" draw:enhanced-path="M 0 0 L 21600 0 21600 21600 0 21600 0 0 Z N"/></draw:custom-shape><draw:custom-shape text:anchor-type="paragraph" draw:z-index="47" draw:style-name="gr12" draw:text-style-name="P25" svg:width="0.3913in" svg:height="0.1461in" svg:x="5.0654in" svg:y="0.0528in"><text:p/><draw:enhanced-geometry svg:viewBox="0 0 21600 21600" draw:type="rectangle" draw:enhanced-path="M 0 0 L 21600 0 21600 21600 0 21600 0 0 Z N"/></draw:custom-shape><draw:custom-shape text:anchor-type="paragraph" draw:z-index="48" draw:style-name="gr12" draw:text-style-name="P25" svg:width="0.3913in" svg:height="0.1461in" svg:x="5.4563in" svg:y="0.0528in"><text:p/><draw:enhanced-geometry svg:viewBox="0 0 21600 21600" draw:type="rectangle" draw:enhanced-path="M 0 0 L 21600 0 21600 21600 0 21600 0 0 Z N"/></draw:custom-shape><draw:frame text:anchor-type="paragraph" draw:z-index="50" draw:style-name="gr14" svg:width="1.5051in" svg:height="0.2559in" svg:x="0.9543in" svg:y="0.0146in"><draw:text-box><text:p>Personal blockchain</text:p></draw:text-box></draw:frame></text:p>
      <text:p text:style-name="P5"><draw:custom-shape text:anchor-type="paragraph" draw:z-index="51" draw:style-name="gr3" svg:width="0.0421in" svg:height="0.2724in" svg:x="3.2874in" svg:y="0.0071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2" draw:style-name="gr3" svg:width="0.037in" svg:height="0.2724in" svg:x="4.039in" svg:y="0.0071in"><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3" draw:style-name="gr3" svg:width="0.0421in" svg:height="0.2724in" svg:x="4.7882in" svg:y="0.0071in"><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
      <text:p text:style-name="P1"><draw:frame text:anchor-type="paragraph" draw:z-index="54" draw:style-name="gr16" draw:text-style-name="P27" svg:width="3.8953in" svg:height="0.1925in" svg:x="1.5382in" svg:y="0.0457in"><draw:text-box><text:p><text:span text:style-name="T28">e.g. communicates with Dsensor <text:s text:c="4"/>Dprinter <text:s text:c="4"/>Dapps <text:s text:c="2"/></text:span></text:p></draw:text-box></draw:frame></text:p>
      <text:p text:style-name="P1"/>
      <text:p text:style-name="P1"/>
      <text:p text:style-name="P1"/>
      <text:p text:style-name="P2"><text:span text:style-name="T3">2</text:span><text:span text:style-name="T1">.</text:span> Firmware loader adds Dsensor library to micro-controller i.e. at electronics level</text:p>
      <text:p text:style-name="P2"/>
      <text:p text:style-name="P2"><text:span text:style-name="T3">3</text:span><text:span text:style-name="T1">.</text:span> When the sensor starts the library automatically start<text:span text:style-name="T6">s</text:span> also.</text:p>
      <text:p text:style-name="P2"/>
      <text:p text:style-name="P9"><text:span text:style-name="T4">4</text:span>. Detail going on inside electronics</text:p>
      <text:p text:style-name="P2"/>
      <text:p text:style-name="P4"><text:span text:style-name="T1">4.1</text:span> Dsensor and Personal Blockchain <text:span text:style-name="T5">sync up</text:span></text:p>
      <text:p text:style-name="P2"><draw:frame text:anchor-type="paragraph" draw:z-index="55" draw:style-name="gr6" svg:width="1.8024in" svg:height="0.365in" svg:x="4.4236in" svg:y="0.1189in"><draw:text-box><text:p>Personal blockchain</text:p></draw:text-box></draw:frame></text:p>
      <text:p text:style-name="P3"><draw:frame text:anchor-type="paragraph" draw:z-index="22" draw:style-name="gr2" svg:width="1.776in" svg:height="0.3961in" svg:x="0.8764in" svg:y="0.1591in"><draw:text-box><text:p>One electrial cycle</text:p></draw:text-box></draw:frame></text:p>
      <text:p text:style-name="P3"><draw:line text:anchor-type="paragraph" draw:z-index="18" draw:style-name="gr1" draw:text-style-name="P25" svg:x1="0.8555in" svg:y1="0.4in" svg:x2="0.8555in" svg:y2="1.5252in"><text:p/></draw:line><draw:line text:anchor-type="paragraph" draw:z-index="19" draw:style-name="gr1" draw:text-style-name="P25" svg:x1="0.8555in" svg:y1="0.4in" svg:x2="2.548in" svg:y2="0.4102in"><text:p/></draw:line><draw:line text:anchor-type="paragraph" draw:z-index="20" draw:style-name="gr1" draw:text-style-name="P25" svg:x1="2.548in" svg:y1="0.4102in" svg:x2="2.5327in" svg:y2="1.5087in"><text:p/></draw:line><draw:line text:anchor-type="paragraph" draw:z-index="21" draw:style-name="gr1" draw:text-style-name="P25" svg:x1="0.8555in" svg:y1="1.5252in" svg:x2="1.5791in" svg:y2="1.5252in"><text:p/></draw:line><draw:line text:anchor-type="paragraph" draw:z-index="23" draw:style-name="gr1" draw:text-style-name="P25" svg:x1="1.8091in" svg:y1="1.5091in" svg:x2="2.5327in" svg:y2="1.5091in"><text:p/></draw:line><draw:line text:anchor-type="paragraph" draw:z-index="24" draw:style-name="gr1" draw:text-style-name="P25" svg:x1="1.5894in" svg:y1="1.3634in" svg:x2="1.5846in" svg:y2="1.6551in"><text:p/></draw:line><draw:line text:anchor-type="paragraph" draw:z-index="25" draw:style-name="gr1" draw:text-style-name="P25" svg:x1="1.8138in" svg:y1="1.4465in" svg:x2="1.8138in" svg:y2="1.5665in"><text:p/></draw:line><draw:custom-shape text:anchor-type="paragraph" draw:z-index="26" draw:style-name="gr3" svg:width="0.313in" svg:height="0.2976in" svg:x="2.3866in" svg:y="0.7071in"><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27" draw:style-name="gr4" svg:width="0.6098in" svg:height="0.3843in" svg:x="2.7354in" svg:y="0.4209in"><draw:text-box><text:p>Dsensor library</text:p></draw:text-box></draw:frame><draw:custom-shape text:anchor-type="paragraph" draw:z-index="28" draw:style-name="gr12" draw:text-style-name="P25" svg:width="0.6567in" svg:height="2.776in" svg:x="4.7681in" svg:y="0.0827in"><text:p/><draw:enhanced-geometry svg:viewBox="0 0 21600 21600" draw:type="rectangle" draw:enhanced-path="M 0 0 L 21600 0 21600 21600 0 21600 0 0 Z N"/></draw:custom-shape></text:p>
      <text:p text:style-name="P3"><draw:frame text:anchor-type="paragraph" draw:z-index="56" draw:style-name="gr11" svg:width="0.9634in" svg:height="0.3843in" svg:x="3.6575in" svg:y="0.1083in"><draw:text-box><text:p>Times stamp/ hash sync</text:p></draw:text-box></draw:frame><draw:frame text:anchor-type="paragraph" draw:z-index="57" draw:style-name="gr11" svg:width="0.9634in" svg:height="1.9177in" svg:x="5.6209in" svg:y="0.0626in"><draw:text-box><text:p>Latest time </text:p><text:p/><text:p/><text:p>Block hash generated from proof of stake hashing (detail required on this workings)</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
      <text:p text:style-name="P2"/>
      <text:p text:style-name="P2"/>
      <text:p text:style-name="P2"/>
      <text:p text:style-name="P15">4.1.1 Public/Private Key Handshake</text:p>
      <text:p text:style-name="P16"><text:soft-page-break/>A normal blockchain transaction <text:span text:style-name="T17">is </text:span>between two peers involves the exchange of public key and a proof of work calculation <text:span text:style-name="T17">to </text:span>verify the necessary funds <text:span text:style-name="T17">are available</text:span>. <text:s/>The Dsensor mircocontroller library is a Peer to Sensor handsha<text:span text:style-name="T17">ke</text:span> of public keys. <text:s/>While the sensor is not a human, it contains a proof of data library that can only verify the authenticity of sensor data on each electronic cycle if a mathematic theorem has completed. <text:s/>Such mathematics are referred to as SNARK's See paper <text:a xlink:type="simple" xlink:href="http://eprint.iacr.org/2013/507.pdf"><text:span text:style-name="T15">http://eprint.iacr.org/2013/507.pdf</text:span></text:a><text:span text:style-name="T15"> <text:s/>This is deeply complex mathematics combined with electronics and the goal is implement such code to make up a Dsensor firmware library</text:span>.</text:p>
      <text:p text:style-name="P15"/>
      <text:p text:style-name="P16">Such work is also being researched at <text:span text:style-name="T15">http://www.prismmodelchecker.org/lectures/pmc/ </text:span><text:a xlink:type="simple" xlink:href="http://www.veriware.org/"><text:span text:style-name="T15">http://www.veriware.org/</text:span></text:a><text:span text:style-name="T15"> <text:s/>http://www.cs.ox.ac.uk/marta.kwiatkowska/</text:span></text:p>
      <text:p text:style-name="P15"/>
      <text:p text:style-name="P17">Some of these idea will be implemented to provide analysis of the practical deployment and their success <text:span text:style-name="T17">in</text:span> establishing trust in the sensor data based on mathematics.</text:p>
      <text:p text:style-name="P17"/>
      <text:p text:style-name="P15"/>
      <text:p text:style-name="P2"><draw:frame text:anchor-type="paragraph" draw:z-index="11" draw:style-name="gr6" svg:width="1.8024in" svg:height="0.365in" svg:x="4.8665in" svg:y="0.1016in"><draw:text-box><text:p>Personal blockchain</text:p></draw:text-box></draw:frame><text:span text:style-name="T2">4.2</text:span> Detail going on inside electronics – <text:span text:style-name="T4">one cycle</text:span></text:p>
      <text:p text:style-name="P2"><draw:frame text:anchor-type="paragraph" draw:z-index="4" draw:style-name="gr2" svg:width="1.776in" svg:height="0.3961in" svg:x="0.8764in" svg:y="0.1591in"><draw:text-box><text:p>One electrial cycle</text:p></draw:text-box></draw:frame></text:p>
      <text:p text:style-name="P2"><draw:frame text:anchor-type="paragraph" draw:z-index="17" draw:style-name="gr11" draw:text-style-name="P26" svg:width="1.2453in" svg:height="0.6949in" svg:x="3.3398in" svg:y="2.3898in"><draw:text-box><text:p><text:span text:style-name="T27">Time and voltage data converts to temperature.</text:span></text:p><text:p><text:span text:style-name="T27">Theorem completed</text:span></text:p></draw:text-box></draw:frame><draw:frame text:anchor-type="paragraph" draw:z-index="16" draw:style-name="gr9" draw:text-style-name="P26" svg:width="0.9122in" svg:height="0.3287in" svg:x="3.511in" svg:y="1.9783in"><draw:text-box><text:p><text:span text:style-name="T27">101010101110101</text:span></text:p></draw:text-box></draw:frame><draw:frame text:anchor-type="paragraph" draw:z-index="14" draw:style-name="gr9" draw:text-style-name="P26" svg:width="0.9122in" svg:height="1.1571in" svg:x="3.4854in" svg:y="0.6134in"><draw:text-box><text:p><text:span text:style-name="T27">00110000001100010010111100110000001100010010111100110010001100000011000100110100</text:span></text:p></draw:text-box></draw:frame><draw:frame text:anchor-type="paragraph" draw:z-index="13" draw:style-name="gr8" svg:width="1.6933in" svg:height="0.3441in" svg:x="5.5161in" svg:y="0.1445in"><draw:text-box><text:p>Data on blockchain</text:p></draw:text-box></draw:frame><draw:custom-shape text:anchor-type="paragraph" draw:z-index="10" draw:style-name="gr5" draw:text-style-name="P25" svg:width="0.6567in" svg:height="2.776in" svg:x="4.7681in" svg:y="0.0827in"><text:p/><draw:enhanced-geometry svg:viewBox="0 0 21600 21600" draw:type="rectangle" draw:enhanced-path="M 0 0 L 21600 0 21600 21600 0 21600 0 0 Z N"/></draw:custom-shape><draw:frame text:anchor-type="paragraph" draw:z-index="12" draw:style-name="gr7" svg:width="1.3177in" svg:height="0.3488in" svg:x="3.6783in" svg:y="0.1354in"><draw:text-box><text:p>Data raw</text:p></draw:text-box></draw:frame><draw:frame text:anchor-type="paragraph" draw:z-index="9" draw:style-name="gr4" svg:width="0.6098in" svg:height="0.3843in" svg:x="2.7354in" svg:y="0.4209in"><draw:text-box><text:p>Dsensor library</text:p></draw:text-box></draw:frame><draw:custom-shape text:anchor-type="paragraph" draw:z-index="8" draw:style-name="gr3" svg:width="0.313in" svg:height="0.2976in" svg:x="2.3866in" svg:y="0.7071in"><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7" draw:style-name="gr1" draw:text-style-name="P25" svg:x1="1.8138in" svg:y1="1.4465in" svg:x2="1.8138in" svg:y2="1.5665in"><text:p/></draw:line><draw:line text:anchor-type="paragraph" draw:z-index="6" draw:style-name="gr1" draw:text-style-name="P25" svg:x1="1.5894in" svg:y1="1.3634in" svg:x2="1.5846in" svg:y2="1.6551in"><text:p/></draw:line><draw:line text:anchor-type="paragraph" draw:z-index="5" draw:style-name="gr1" draw:text-style-name="P25" svg:x1="1.8091in" svg:y1="1.5091in" svg:x2="2.5327in" svg:y2="1.5091in"><text:p/></draw:line><draw:line text:anchor-type="paragraph" draw:z-index="3" draw:style-name="gr1" draw:text-style-name="P25" svg:x1="0.8555in" svg:y1="1.5252in" svg:x2="1.5791in" svg:y2="1.5252in"><text:p/></draw:line><draw:line text:anchor-type="paragraph" draw:z-index="2" draw:style-name="gr1" draw:text-style-name="P25" svg:x1="2.548in" svg:y1="0.4102in" svg:x2="2.5327in" svg:y2="1.5087in"><text:p/></draw:line><draw:line text:anchor-type="paragraph" draw:z-index="1" draw:style-name="gr1" draw:text-style-name="P25" svg:x1="0.8555in" svg:y1="0.4in" svg:x2="2.548in" svg:y2="0.4102in"><text:p/></draw:line><draw:line text:anchor-type="paragraph" draw:z-index="0" draw:style-name="gr1" draw:text-style-name="P25" svg:x1="0.8555in" svg:y1="0.4in" svg:x2="0.8555in" svg:y2="1.5252in"><text:p/></draw:line></text:p>
      <text:p text:style-name="P2"/>
      <text:p text:style-name="P2"><draw:frame text:anchor-type="paragraph" draw:z-index="60" draw:style-name="gr18" draw:text-style-name="P26" svg:width="1.0213in" svg:height="1.3921in" svg:x="5.5945in" svg:y="0.0252in"><draw:text-box><text:p><text:span text:style-name="T27">Sensor address</text:span></text:p><text:p><text:span text:style-name="T27">Pervious blockhash</text:span></text:p><text:p><text:span text:style-name="T27">Proof of stake</text:span></text:p><text:p><text:span text:style-name="T27">Transaction id</text:span></text:p><text:p><text:span text:style-name="T27">Hash of data</text:span></text:p><text:p><text:span text:style-name="T27">Data location 3</text:span><text:span text:style-name="T30">rd</text:span><text:span text:style-name="T27"> party</text:span></text:p></draw:text-box></draw:frame></text:p>
      <text:p text:style-name="P2"><draw:frame text:anchor-type="paragraph" draw:z-index="58" draw:style-name="gr17" svg:width="1.063in" svg:height="0.3843in" svg:x="1.3244in" svg:y="0.0016in"><draw:text-box><text:p>Including math theorem</text:p></draw:text-box></draw:frame></text:p>
      <text:p text:style-name="P2"/>
      <text:p text:style-name="P2"/>
      <text:p text:style-name="P2"/>
      <text:p text:style-name="P2"/>
      <text:p text:style-name="P2"/>
      <text:p text:style-name="P2"/>
      <text:p text:style-name="P2"><draw:frame text:anchor-type="paragraph" draw:z-index="15" draw:style-name="gr10" draw:text-style-name="P26" svg:width="0.7768in" svg:height="0.9067in" svg:x="5.5634in" svg:y="0.1291in"><draw:text-box><text:p><text:span text:style-name="T27">01/01/2014 12:14:58:99</text:span></text:p></draw:text-box></draw:frame><draw:frame text:anchor-type="paragraph" draw:z-index="59" draw:style-name="gr10" draw:text-style-name="P26" svg:width="0.7768in" svg:height="0.9067in" svg:x="6.1717in" svg:y="0.1291in"><draw:text-box><text:p><text:span text:style-name="T27">22c </text:span><text:span text:style-name="T29">Celsius</text:span></text:p></draw:text-box></draw:frame></text:p>
      <text:p text:style-name="P2"/>
      <text:p text:style-name="P2"/>
      <text:p text:style-name="P2"/>
      <text:p text:style-name="P2"/>
      <text:p text:style-name="P2"/>
      <text:p text:style-name="P2"/>
      <text:p text:style-name="P20">4.2.1 Successful data</text:p>
      <text:p text:style-name="P19"><text:span text:style-name="T18">When the </text:span>mathematical the<text:span text:style-name="T7">orem</text:span> <text:span text:style-name="T16">completes this will allow the second part of the Dsensor library to complete a transaction entry with the personal blockchain. <text:s/>This will involve creating a hash of all previous blocks and a hash of the data. <text:s/>The data itself will not be stored with in the personal blockchain but a storage address will be registered. <text:s/>However, the hash of the transaction will prove the data and the data structure was authored via a Dsensor library as the public key handshakes between the sensor and personal blockchain can only come from that process</text:span>.</text:p>
      <text:p text:style-name="P19"/>
      <text:p text:style-name="P20">4.2.2 Access to Personal Blockchain</text:p>
      <text:p text:style-name="P19">What if no access to <text:span text:style-name="T19">a </text:span>personal blockchain or the current personal blockchain has run out of a new personal block<text:span text:style-name="T9">s</text:span>? <text:s/>ie. Run out of proof of stake from the sidechain?</text:p>
      <text:p text:style-name="P19"/>
      <text:p text:style-name="P19">Data will be store directly, a different proof of data path will need to be followed. <text:s/>See (coming soon)</text:p>
      <text:p text:style-name="P19"/>
      <text:p text:style-name="P18"/>
      <text:p text:style-name="P8"><text:soft-page-break/></text:p>
      <text:p text:style-name="P10">5 Personal BLOCKCHAIN</text:p>
      <text:p text:style-name="P10"/>
      <text:p text:style-name="P10">5.1 Guiding principals</text:p>
      <text:p text:style-name="P12">The personal blockchain operates its own proof of stake creation of blocks hence hashing and private/public key encryption ledger.</text:p>
      <text:p text:style-name="P12"/>
      <text:p text:style-name="P12">Every 1 minute a new transaction is created, hence 86400 new transactions per 24 hours. <text:s/>Each new 24 hours a new block is created for new sensors.</text:p>
      <text:p text:style-name="P12"/>
      <text:p text:style-name="P23">Proof of stake rights will be required with the <text:span text:style-name="T20">pegged </text:span>sidechain on a daily or more frequent basis.</text:p>
      <text:p text:style-name="P12"/>
      <text:p text:style-name="P12"/>
      <text:p text:style-name="P10">5.2 <text:s/>Effi<text:span text:style-name="T13">ci</text:span>ency of Mekle Tree</text:p>
      <text:p text:style-name="P21">Each daily block on a personal blockchain will be reduced to a Merkle Root number. <text:s/>How costly in terms of compute power, time and energy will <text:span text:style-name="T21">be investigated</text:span>. <text:s/>Sensor data can be produced a stunning <text:span text:style-name="T21">volumes</text:span> thus in a one minute period this can still add to many megabytes or more. <text:s/>Experiments will be run to provide analysis on the cost benefits of this <text:span text:style-name="T21">procedure</text:span>.</text:p>
      <text:p text:style-name="P13"/>
      <text:p text:style-name="P24"/>
      <text:p text:style-name="P8"><text:span text:style-name="T12">5.3 </text:span>Time to Blockchain notes:</text:p>
      <text:p text:style-name="P7">If the Dsensor library and the Personal Blockchain is synced to the SideChain blockchain then the time syncing between all are aligned thus in theory the data from a sensor could go straight on to the personal blockchain i.e. the sensor time stamping and personal blockchain are valid.</text:p>
      <text:p text:style-name="P7"/>
      <text:p text:style-name="P7">Could a fake Dsensor library be created to create sensor data from an imaginary sensor and still feed straight into a personal blockchain, even if all blockchains are in sync?</text:p>
      <text:p text:style-name="P7"/>
      <text:p text:style-name="P7">Yes, this would be possible but a record of this data has been published on the blockchains thus if subsequent use invalidates it as a data source then the rep<text:span text:style-name="T10">utation</text:span> of this personal data block or <text:span text:style-name="T11">the </text:span>en<text:span text:style-name="T11">tire</text:span> blockchain could be black list<text:span text:style-name="T11">ed</text:span> across the network. <text:s/>It then comes a question of how many and how frequently such fake personal blochchain 'account' can be set up? <text:s/>The cost of setting up a new personal blockchain and its associate proof of stake will have a computation cost and history of a personal blockchain could be use to infer reuplation. <text:s/>ie. How often has the data been used. What is length, how regularly is it update etc. (more thinking required)</text:p>
      <text:p text:style-name="P7"/>
      <text:p text:style-name="P11">5.4 Mapping to a Smart Contract</text:p>
      <text:p text:style-name="P14">A Smart Contract <text:span text:style-name="T22">contains the </text:span>terms and conditions <text:span text:style-name="T22">and this will be directly linked to sensor data i.e. the smart contract will have </text:span>access <text:span text:style-name="T22">to monitor a </text:span>Personal Blockchain. <text:s/>This will need to be restricted to the relevant data blocks and transactions <text:span text:style-name="T14">that are relevant to the contract.</text:span> </text:p>
      <text:p text:style-name="P14"/>
      <text:p text:style-name="P11">5.5. Peer to Peer Data Sharing</text:p>
      <text:p text:style-name="P15">Given agreement has been achieved to share data via a smart contract what stops the receiving party making a copy of the data and then reselling it? <text:s/>At a human level, the act of making the sharing on a publicly audit-able blockchain ledger would <text:span text:style-name="T23">allow </text:span>trace<text:span text:style-name="T23">s</text:span> <text:span text:style-name="T23">of </text:span>the sources off<text:span text:style-name="T23">ered</text:span> to those that were list<text:span text:style-name="T23">ed</text:span> access to the data. <text:s/>However, it would be completing <text:span text:style-name="T23">and better </text:span>to have a <text:span text:style-name="T23">mathematical</text:span> trust mechanism.</text:p>
      <text:p text:style-name="P14"/>
      <text:p text:style-name="P14"/>
      <text:p text:style-name="P11"><text:soft-page-break/>5.6 Peer and Peer to Peer Computation</text:p>
      <text:p text:style-name="P15">An individual peer will hold their own data but it would be an illogical conclusion to think that peer will also have the ability and skill to create all the Dapps i.e. computation<text:span text:style-name="T24">s</text:span> that could occur on th<text:span text:style-name="T24">e</text:span> data. <text:s/>Traditionally, the data is bundled to a sensor app software <text:span text:style-name="T25">program</text:span> or contributed via the cloud to 'big data processing' with results <text:span text:style-name="T25">being </text:span>display<text:span text:style-name="T25">ed</text:span> back to the peer. <text:s/>The Dapps infrastructure will turn this model on its head. <text:s/><text:span text:style-name="T25">With </text:span>Dapps, <text:span text:style-name="T25">software computation will</text:span> come to the data.</text:p>
      <text:p text:style-name="P15"/>
      <text:p text:style-name="P15">Unlocking value in data often requires the aggregation of many peers combined with a software algorithm. <text:s/>There is two sides to the argument, the software code owner wants the data but <text:span text:style-name="T26">does</text:span> not want <text:span text:style-name="T26">to give access to the </text:span>source code, <text:s/>the peers wants the software but would prefer to have control over their data.</text:p>
      <text:p text:style-name="P15"/>
      <text:p text:style-name="P15">Initial experiments will be performed to see how an enhanced Dapps VM platform can address this big problem.</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12:08:49.974823619</meta:creation-date>
    <meta:generator>LibreOffice/4.2.7.2$Linux_X86_64 LibreOffice_project/420m0$Build-2</meta:generator>
    <dc:date>2014-12-03T15:14:06.444833598</dc:date>
    <meta:editing-duration>P1DT1H5M21S</meta:editing-duration>
    <meta:editing-cycles>40</meta:editing-cycles>
    <meta:document-statistic meta:table-count="0" meta:image-count="0" meta:object-count="0" meta:page-count="4" meta:paragraph-count="36" meta:word-count="1005" meta:character-count="6028" meta:non-whitespace-character-count="5030"/>
  </office:meta>
</office:document-meta>
</file>